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ahoma" officeooo:rsid="00163b15" officeooo:paragraph-rsid="00163b15"/>
    </style:style>
    <style:style style:name="P2" style:family="paragraph" style:parent-style-name="Header">
      <style:paragraph-properties fo:text-align="start" style:justify-single-word="false"/>
      <style:text-properties style:font-name="Tahoma" officeooo:rsid="00163b15" officeooo:paragraph-rsid="00163b15"/>
    </style:style>
    <style:style style:name="P3" style:family="paragraph" style:parent-style-name="Header">
      <style:text-properties style:font-name="Tahoma" officeooo:rsid="00163b15" officeooo:paragraph-rsid="00163b15"/>
    </style:style>
    <style:style style:name="P4"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5"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05bc2" officeooo:paragraph-rsid="00163b15"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05bc2" officeooo:paragraph-rsid="00189fba"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05bc2" officeooo:paragraph-rsid="0023c48b"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a7674" officeooo:paragraph-rsid="001a7674"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dd6a5" officeooo:paragraph-rsid="002093a7" style:font-size-asian="10.5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f8181" officeooo:paragraph-rsid="001f8181" style:font-size-asian="10.5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style:text-underline-style="none" fo:font-weight="normal" officeooo:rsid="001dd6a5" officeooo:paragraph-rsid="001dd6a5" style:font-size-asian="10.5pt" style:font-weight-asian="normal" style:font-size-complex="12pt" style:font-weight-complex="normal"/>
    </style:style>
    <style:style style:name="P12" style:family="paragraph" style:parent-style-name="Standard">
      <style:paragraph-properties fo:margin-top="0cm" fo:margin-bottom="0cm" loext:contextual-spacing="false"/>
      <style:text-properties style:font-name="Tahoma" fo:font-size="12pt" style:text-underline-style="none" fo:font-weight="normal" officeooo:rsid="00163b15" officeooo:paragraph-rsid="00163b15" style:font-size-asian="10.5pt" style:font-weight-asian="normal" style:font-size-complex="12pt" style:font-weight-complex="normal"/>
    </style:style>
    <style:style style:name="P13" style:family="paragraph" style:parent-style-name="Standard">
      <style:paragraph-properties fo:margin-top="0cm" fo:margin-bottom="0cm" loext:contextual-spacing="false"/>
      <style:text-properties style:font-name="Tahoma" fo:font-size="12pt" style:text-underline-style="none" fo:font-weight="normal" officeooo:rsid="00189fba" officeooo:paragraph-rsid="00189fba" style:font-size-asian="10.5pt" style:font-weight-asian="normal" style:font-size-complex="12pt" style:font-weight-complex="normal"/>
    </style:style>
    <style:style style:name="P14" style:family="paragraph" style:parent-style-name="Standard">
      <style:paragraph-properties fo:margin-top="0cm" fo:margin-bottom="0cm" loext:contextual-spacing="false"/>
      <style:text-properties style:font-name="Tahoma" fo:font-size="12pt" style:text-underline-style="none" fo:font-weight="normal" officeooo:rsid="00189fba" officeooo:paragraph-rsid="0023c48b" style:font-size-asian="10.5pt" style:font-weight-asian="normal" style:font-size-complex="12pt" style:font-weight-complex="normal"/>
    </style:style>
    <style:style style:name="P15" style:family="paragraph" style:parent-style-name="Standard">
      <style:paragraph-properties fo:margin-top="0cm" fo:margin-bottom="0cm" loext:contextual-spacing="false"/>
      <style:text-properties style:font-name="Tahoma" fo:font-size="12pt" style:text-underline-style="none" fo:font-weight="normal" officeooo:rsid="001a7674" officeooo:paragraph-rsid="001a7674" style:font-size-asian="10.5pt" style:font-weight-asian="normal" style:font-size-complex="12pt" style:font-weight-complex="normal"/>
    </style:style>
    <style:style style:name="P16" style:family="paragraph" style:parent-style-name="Standard">
      <style:paragraph-properties fo:margin-top="0cm" fo:margin-bottom="0cm" loext:contextual-spacing="false"/>
      <style:text-properties style:font-name="Tahoma" fo:font-size="12pt" style:text-underline-style="none" fo:font-weight="normal" officeooo:rsid="0023c48b" officeooo:paragraph-rsid="0023c48b" style:font-size-asian="10.5pt" style:font-weight-asian="normal" style:font-size-complex="12pt" style:font-weight-complex="normal"/>
    </style:style>
    <style:style style:name="P17" style:family="paragraph" style:parent-style-name="Standard">
      <style:paragraph-properties fo:margin-top="0cm" fo:margin-bottom="0cm" loext:contextual-spacing="false"/>
      <style:text-properties style:font-name="Tahoma" fo:font-size="12pt" style:text-underline-style="none" fo:font-weight="bold" officeooo:rsid="00163b15" officeooo:paragraph-rsid="00163b15" style:font-size-asian="10.5pt" style:font-weight-asian="bold" style:font-size-complex="12pt" style:font-weight-complex="bold"/>
    </style:style>
    <style:style style:name="P18" style:family="paragraph" style:parent-style-name="Standard">
      <style:paragraph-properties fo:margin-top="0cm" fo:margin-bottom="0cm" loext:contextual-spacing="false"/>
      <style:text-properties style:font-name="Tahoma" fo:font-size="12pt" style:text-underline-style="none" fo:font-weight="bold" officeooo:rsid="00163b15" officeooo:paragraph-rsid="00189fba" style:font-size-asian="10.5pt" style:font-weight-asian="bold" style:font-size-complex="12pt" style:font-weight-complex="bold"/>
    </style:style>
    <style:style style:name="P19" style:family="paragraph" style:parent-style-name="Standard">
      <style:paragraph-properties fo:margin-top="0cm" fo:margin-bottom="0cm" loext:contextual-spacing="false"/>
      <style:text-properties style:font-name="Tahoma" fo:font-size="12pt" style:text-underline-style="none" fo:font-weight="bold" officeooo:rsid="00163b15" officeooo:paragraph-rsid="0023c48b" style:font-size-asian="10.5pt" style:font-weight-asian="bold" style:font-size-complex="12pt" style:font-weight-complex="bold"/>
    </style:style>
    <style:style style:name="P20" style:family="paragraph" style:parent-style-name="Standard">
      <style:paragraph-properties fo:margin-top="0.4cm" fo:margin-bottom="0cm" loext:contextual-spacing="false"/>
      <style:text-properties style:font-name="Tahoma" fo:font-size="12pt" style:text-underline-style="none" fo:font-weight="normal" officeooo:rsid="00220886" officeooo:paragraph-rsid="00220886" style:font-size-asian="10.5pt" style:font-weight-asian="normal" style:font-size-complex="12pt" style:font-weight-complex="normal"/>
    </style:style>
    <style:style style:name="P21" style:family="paragraph" style:parent-style-name="Standard">
      <style:paragraph-properties fo:margin-top="0.4cm" fo:margin-bottom="0cm" loext:contextual-spacing="false"/>
      <style:text-properties style:font-name="Tahoma" fo:font-size="12pt" style:text-underline-style="none" fo:font-weight="normal" officeooo:rsid="0023c48b" officeooo:paragraph-rsid="0023c48b" style:font-size-asian="10.5pt" style:font-weight-asian="normal" style:font-size-complex="12pt" style:font-weight-complex="normal"/>
    </style:style>
    <style:style style:name="T1" style:family="text">
      <style:text-properties officeooo:rsid="00163b15"/>
    </style:style>
    <style:style style:name="T2" style:family="text">
      <style:text-properties style:text-position="super 58%"/>
    </style:style>
    <style:style style:name="T3" style:family="text">
      <style:text-properties officeooo:rsid="00189fba"/>
    </style:style>
    <style:style style:name="T4" style:family="text">
      <style:text-properties style:text-underline-style="none"/>
    </style:style>
    <style:style style:name="T5" style:family="text">
      <style:text-properties style:text-underline-style="none" officeooo:rsid="001c098c"/>
    </style:style>
    <style:style style:name="T6" style:family="text">
      <style:text-properties style:text-underline-style="none" officeooo:rsid="001f8181"/>
    </style:style>
    <style:style style:name="T7" style:family="text">
      <style:text-properties style:text-underline-style="none" officeooo:rsid="002093a7"/>
    </style:style>
    <style:style style:name="T8" style:family="text">
      <style:text-properties style:text-underline-style="none" officeooo:rsid="0024e811"/>
    </style:style>
    <style:style style:name="T9" style:family="text">
      <style:text-properties officeooo:rsid="001c098c"/>
    </style:style>
    <style:style style:name="T10" style:family="text">
      <style:text-properties officeooo:rsid="001dd6a5"/>
    </style:style>
    <style:style style:name="T11" style:family="text">
      <style:text-properties officeooo:rsid="00220886"/>
    </style:style>
    <style:style style:name="T12" style:family="text">
      <style:text-properties officeooo:rsid="0023c48b"/>
    </style:style>
    <style:style style:name="T13" style:family="text">
      <style:text-properties officeooo:rsid="0024e811"/>
    </style:style>
    <style:style style:name="Sect1" style:family="section">
      <style:section-properties fo:background-color="#eeeeee" text:dont-balance-text-columns="false" fo:margin-left="0.3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Report for the 27<text:span text:style-name="T2">th</text:span> October 2015</text:p>
      <text:p text:style-name="P8">Note:</text:p>
      <text:p text:style-name="P8"><text:span text:style-name="T4">I wrote the pre-lab solutions in some sort of pseudo-code: </text:span><text:span text:style-name="T5">I</text:span><text:span text:style-name="T4">ndentation structures the code into blocks, method </text:span><text:span text:style-name="T5">definitions</text:span><text:span text:style-name="T4"> are indicated by colons, </text:span><text:span text:style-name="T5">method calls do not require brackets an</text:span><text:span text:style-name="T8">d</text:span><text:span text:style-name="T4"> “stop” stands for “Greenfoot.stop</text:span><text:span text:style-name="T5">()</text:span><text:span text:style-name="T4">; return;”.</text:span></text:p>
      <text:p text:style-name="P5"><text:span text:style-name="T1">Exercise 1</text:span>:</text:p>
      <text:section text:style-name="Sect1" text:name="Bereich1">
        <text:p text:style-name="P17">Pre-Lab solution: </text:p>
        <text:p text:style-name="P12">set counter to 0</text:p>
        <text:p text:style-name="P13">act:</text:p>
        <text:p text:style-name="P13"><text:s text:c="2"/>if counter <text:span text:style-name="T10">&lt;</text:span> <text:span text:style-name="T10">10</text:span></text:p>
        <text:p text:style-name="P13"><text:s text:c="4"/><text:span text:style-name="T10">putLeaf</text:span></text:p>
        <text:p text:style-name="P13"><text:s text:c="4"/>move</text:p>
        <text:p text:style-name="P13"><text:s text:c="2"/>else</text:p>
        <text:p text:style-name="P13"><text:s text:c="4"/>stop</text:p>
        <text:p text:style-name="P13"><text:s text:c="2"/>increment counter <text:span text:style-name="T9">by 1</text:span></text:p>
      </text:section>
      <text:p text:style-name="P11">The direct implementation of the pseudo-code worked, the other group members had a very similar approach. Oliver likes to use an extra for-loop, instead of the run button.</text:p>
      <text:p text:style-name="P5"><text:span text:style-name="T1">Exercise 2</text:span>:</text:p>
      <text:section text:style-name="Sect1" text:name="Bereich2">
        <text:p text:style-name="P17">Pre-Lab solution: </text:p>
        <text:p text:style-name="P12">set <text:span text:style-name="T3">inTunnel</text:span> to <text:span text:style-name="T3">false</text:span></text:p>
        <text:p text:style-name="P13">act:</text:p>
        <text:p text:style-name="P13"><text:s text:c="2"/>if treeRight and treeLeft</text:p>
        <text:p text:style-name="P13"><text:s text:c="4"/><text:span text:style-name="T10">putLeaf</text:span></text:p>
        <text:p text:style-name="P13"><text:s text:c="4"/>set inTunnel to true</text:p>
        <text:p text:style-name="P13"><text:s text:c="2"/>else</text:p>
        <text:p text:style-name="P13"><text:s text:c="4"/>if inTunnel //leaving the tunnel</text:p>
        <text:p text:style-name="P13"><text:s text:c="6"/>stop</text:p>
        <text:p text:style-name="P13"><text:s text:c="2"/><text:span text:style-name="T10">move</text:span></text:p>
      </text:section>
      <text:p text:style-name="P11">There were no problems implementing the code. Jannes tried to get his version working, using an xor-operator to detect the trees and I helped him with some small things and in the <text:span text:style-name="T13">end </text:span>that worked, too.</text:p>
      <text:p text:style-name="P11"/>
      <text:p text:style-name="P11"/>
      <text:p text:style-name="P11"/>
      <text:p text:style-name="P11"/>
      <text:p text:style-name="P11"/>
      <text:p text:style-name="P5"><text:soft-page-break/><text:span text:style-name="T1">Exercise 3</text:span>:</text:p>
      <text:section text:style-name="Sect1" text:name="Bereich3">
        <text:p text:style-name="P17">Pre-Lab solution: </text:p>
        <text:p text:style-name="P13">act:</text:p>
        <text:p text:style-name="P13"><text:s text:c="2"/>if treeFront</text:p>
        <text:p text:style-name="P13"><text:s text:c="4"/>avoidTree</text:p>
        <text:p text:style-name="P13"><text:s text:c="2"/>else</text:p>
        <text:p text:style-name="P13"><text:s text:c="4"/>move</text:p>
        <text:p text:style-name="P13"/>
        <text:p text:style-name="P13">avoidTree:</text:p>
        <text:p text:style-name="P13"><text:s text:c="2"/>turnLeft move turnRight //sidestep</text:p>
        <text:p text:style-name="P13"><text:s text:c="2"/>while treeRight</text:p>
        <text:p text:style-name="P13"><text:s text:c="4"/>move</text:p>
        <text:p text:style-name="P13"><text:s text:c="2"/>turnRight move turnLeft //back on track</text:p>
      </text:section>
      <text:p text:style-name="P9"><text:span text:style-name="T4">The pre-lab solution is in </text:span><text:span text:style-name="T7">probably </text:span><text:span text:style-name="T6">correct </text:span><text:span text:style-name="T7">in principle</text:span><text:span text:style-name="T4">, but the leaf detection is missing; </text:span><text:span text:style-name="T7">there also needs to be another move before the while loop, to avoid the same mistake of going back down instantly I encountered later in this lab.</text:span><text:span text:style-name="T4"> </text:span></text:p>
      <text:p text:style-name="P9"><text:span text:style-name="T4">I also wanted to make a version which didn't rely on one more nested loop (counting the run button as loop already). So I wrote </text:span><text:span text:style-name="T6">a completely different algorithm which relies on a “top” variable. This variable represents if Kara is in the top row currently avoiding the trees. Kara now moves forward every step and avoids trees if in the bottom row and tries to go back down if in the top row.</text:span></text:p>
      <text:p text:style-name="P10"><text:span text:style-name="T6">T</text:span><text:span text:style-name="T4">his caused a problem where Kara would go to the top row and then instantly to the bottom row again, so I added an extra move forward. This has the side effect that Kara can't stop on a leaf </text:span><text:span text:style-name="T7">immediately </text:span><text:span text:style-name="T4">after entering the top row. Kara can stop on any other field though, which is nice.</text:span></text:p>
      <text:p text:style-name="P6"><text:span text:style-name="T1">Exercise 4</text:span>:</text:p>
      <text:section text:style-name="Sect1" text:name="Bereich4">
        <text:p text:style-name="P18">Pre-Lab solution: </text:p>
        <text:p text:style-name="P13">act:</text:p>
        <text:p text:style-name="P13"><text:s text:c="2"/>if treeFront</text:p>
        <text:p text:style-name="P13"><text:s text:c="4"/>if not treeRight</text:p>
        <text:p text:style-name="P13"><text:s text:c="6"/>turnRight</text:p>
        <text:p text:style-name="P13"><text:s text:c="4"/>else</text:p>
        <text:p text:style-name="P13"><text:s text:c="6"/>turnLeft //no further checking necessary if forest is built correctly</text:p>
        <text:p text:style-name="P13"><text:s text:c="2"/><text:span text:style-name="T11">move</text:span></text:p>
      </text:section>
      <text:p text:style-name="P20">I forgot to check for the leaf – again. I also changed the if condition to treeLeft() <text:span text:style-name="T13">because it seemed cleaner</text:span>.</text:p>
      <text:p text:style-name="P20"/>
      <text:p text:style-name="P20"/>
      <text:p text:style-name="P20"/>
      <text:p text:style-name="P6"><text:soft-page-break/><text:span text:style-name="T1">Exercise 5</text:span>:</text:p>
      <text:section text:style-name="Sect1" text:name="Bereich5">
        <text:p text:style-name="P18">Pre-Lab solution: </text:p>
        <text:p text:style-name="P15">set facingEast to true</text:p>
        <text:p text:style-name="P15">act:</text:p>
        <text:p text:style-name="P15"><text:s text:c="2"/>//inversion part:</text:p>
        <text:p text:style-name="P15"><text:s text:c="2"/>if onLeaf</text:p>
        <text:p text:style-name="P15"><text:s text:c="4"/>removeLeaf</text:p>
        <text:p text:style-name="P15"><text:s text:c="2"/>else</text:p>
        <text:p text:style-name="P15"><text:s text:c="4"/><text:span text:style-name="T11">put</text:span>Leaf</text:p>
        <text:p text:style-name="P15"/>
        <text:p text:style-name="P15"><text:s text:c="2"/>//movement part:</text:p>
        <text:p text:style-name="P15"><text:s text:c="2"/>if not treeFront</text:p>
        <text:p text:style-name="P15"><text:s text:c="4"/>move</text:p>
        <text:p text:style-name="P15"><text:s text:c="2"/>else <text:s text:c="2"/>//turning around at wall</text:p>
        <text:p text:style-name="P15"><text:s text:c="4"/>if facingEast</text:p>
        <text:p text:style-name="P15"><text:s text:c="6"/>if treeRight</text:p>
        <text:p text:style-name="P15"><text:s text:c="8"/>stop</text:p>
        <text:p text:style-name="P15"><text:s text:c="6"/>turnRight</text:p>
        <text:p text:style-name="P15"><text:s text:c="6"/>move</text:p>
        <text:p text:style-name="P15"><text:s text:c="6"/>turnRight</text:p>
        <text:p text:style-name="P15"><text:s text:c="4"/>else</text:p>
        <text:p text:style-name="P15"><text:s text:c="6"/>if treeLeft</text:p>
        <text:p text:style-name="P15"><text:s text:c="8"/>stop</text:p>
        <text:p text:style-name="P15"><text:s text:c="6"/>turnLeft</text:p>
        <text:p text:style-name="P15"><text:s text:c="6"/>move</text:p>
        <text:p text:style-name="P15"><text:s text:c="6"/>turnLeft</text:p>
      </text:section>
      <text:p text:style-name="P20">I forgot to set the variable after turning, other than that, the algorithm was fine.</text:p>
      <text:p text:style-name="P7"><text:span text:style-name="T1">Exercise 6</text:span>:</text:p>
      <text:section text:style-name="Sect1" text:name="Bereich6">
        <text:p text:style-name="P19">Pre-Lab solution: </text:p>
        <text:p text:style-name="P14">act:</text:p>
        <text:p text:style-name="P14"><text:s text:c="2"/><text:span text:style-name="T12">if length &lt; 20</text:span></text:p>
        <text:p text:style-name="P14"><text:s text:c="4"/><text:span text:style-name="T12">putTrail(length)</text:span></text:p>
        <text:p text:style-name="P14"><text:s text:c="4"/><text:span text:style-name="T12">increase length by 1</text:span></text:p>
        <text:p text:style-name="P14"><text:s text:c="4"/><text:span text:style-name="T12">turnRight</text:span></text:p>
        <text:p text:style-name="P14"><text:s text:c="2"/><text:span text:style-name="T12">else</text:span></text:p>
        <text:p text:style-name="P14"><text:s text:c="4"/><text:span text:style-name="T12">stop</text:span></text:p>
        <text:p text:style-name="P14"/>
        <text:p text:style-name="P16">putTrail(n):</text:p>
        <text:p text:style-name="P16"><text:s text:c="2"/>repeat n times</text:p>
        <text:p text:style-name="P16"><text:s text:c="4"/>putLeaf</text:p>
        <text:p text:style-name="P16"><text:s text:c="4"/>move</text:p>
      </text:section>
      <text:p text:style-name="P21">The algorithm worked. I just shortened some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officeooo:rsid="00163b15" officeooo:paragraph-rsid="00163b15"/>
    </style:style>
    <style:style style:name="MP2" style:family="paragraph" style:parent-style-name="Header">
      <style:paragraph-properties fo:text-align="start" style:justify-single-word="false"/>
      <style:text-properties style:font-name="Tahoma" officeooo:rsid="00163b15" officeooo:paragraph-rsid="00163b15"/>
    </style:style>
    <style:style style:name="MP3" style:family="paragraph" style:parent-style-name="Header">
      <style:text-properties style:font-name="Tahoma" officeooo:rsid="00163b15" officeooo:paragraph-rsid="00163b15"/>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9.10.2015</text:p>
        <text:p text:style-name="MP2">Nils Gawlik </text:p>
        <text:p text:style-name="MP3">(Other group members: Jannes Brunner, Oliver Chris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5:46:06.771000000</meta:creation-date>
    <meta:editing-duration>PT57M1S</meta:editing-duration>
    <meta:editing-cycles>8</meta:editing-cycles>
    <meta:generator>LibreOffice/4.4.5.2$Windows_x86 LibreOffice_project/a22f674fd25a3b6f45bdebf25400ed2adff0ff99</meta:generator>
    <dc:title>report</dc:title>
    <dc:date>2015-11-02T19:54:50.763000000</dc:date>
    <meta:document-statistic meta:table-count="0" meta:image-count="0" meta:object-count="0" meta:page-count="3" meta:paragraph-count="94" meta:word-count="490" meta:character-count="3063" meta:non-whitespace-character-count="2442"/>
    <meta:template xlink:type="simple" xlink:actuate="onRequest" xlink:title="report" xlink:href="file:///C:/Users/Nils/AppData/Roaming/LibreOffice/4/user/template/report.ott" meta:date="2015-10-29T15:46:06.568000000"/>
  </office:meta>
</office:document-meta>
</file>